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officeooo:rsid="000edc0b" officeooo:paragraph-rsid="000edc0b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edc0b" officeooo:paragraph-rsid="000edc0b"/>
    </style:style>
    <style:style style:name="T1" style:family="text">
      <style:text-properties officeooo:rsid="000f7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: attilio.jaeger@epitech.eu</text:p>
      <text:p text:style-name="P1">À : gentil.client@entrepriseinconnue.fr</text:p>
      <text:p text:style-name="P1">Cc : </text:p>
      <text:p text:style-name="P1">Objet : Compte rendu de la réunion du 24/08/23</text:p>
      <text:p text:style-name="P1">PJ : Migration_vers_cloud_24/08/23 _compte_rendu.pdf</text:p>
      <text:p text:style-name="P1"/>
      <text:p text:style-name="P1">Cher Gentil Client,</text:p>
      <text:p text:style-name="P1"/>
      <text:p text:style-name="P1">J’espère que ce mail vous trouve en forme. Je vous recontacte suite à la réunion du Jeudi 24 août 2023, qui concernait la migration de votre entreprise vers le cloud, accompagnée de vos partenaires et chefs de départements.</text:p>
      <text:p text:style-name="P1"/>
      <text:p text:style-name="P1">En pièce jointe, vous trouverez le compte-rendu détaillé de celle-ci qui inclût les solutions techniques envisagées qui ont été trouvées suite aux problèmes mis en avant.</text:p>
      <text:p text:style-name="P1"/>
      <text:p text:style-name="P1">Je suis disponible pour toute question et éclaircissement si besoin.</text:p>
      <text:p text:style-name="P1"/>
      <text:p text:style-name="P1">Cordialement,</text:p>
      <text:p text:style-name="P1"/>
      <text:p text:style-name="P1">Jaeger Attilio</text:p>
      <text:p text:style-name="P1">Gestionnaire de projet informatique chez Technologie 2 l’avenir</text:p>
      <text:p text:style-name="P1">06 00 00 00 00</text:p>
      <text:p text:style-name="P1">attilio.jaeger@epitech.e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5:10:24.963042275</meta:creation-date>
    <dc:date>2023-11-17T15:58:06.458930663</dc:date>
    <meta:editing-duration>PT1M</meta:editing-duration>
    <meta:editing-cycles>1</meta:editing-cycles>
    <meta:generator>LibreOffice/7.5.9.2$Linux_X86_64 LibreOffice_project/50$Build-2</meta:generator>
    <meta:document-statistic meta:table-count="0" meta:image-count="0" meta:object-count="0" meta:page-count="1" meta:paragraph-count="14" meta:word-count="115" meta:character-count="781" meta:non-whitespace-character-count="679"/>
  </office:meta>
</office:document-meta>
</file>